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34d4f"/>
    </style:style>
    <style:style style:name="P2" style:family="paragraph" style:parent-style-name="Standard">
      <style:text-properties officeooo:rsid="00134d4f" officeooo:paragraph-rsid="001488a0"/>
    </style:style>
    <style:style style:name="P3" style:family="paragraph" style:parent-style-name="Standard">
      <style:text-properties officeooo:rsid="00190e11" officeooo:paragraph-rsid="00190e11"/>
    </style:style>
    <style:style style:name="P4" style:family="paragraph" style:parent-style-name="Standard">
      <style:text-properties officeooo:rsid="00190e11" officeooo:paragraph-rsid="0020ee85"/>
    </style:style>
    <style:style style:name="P5" style:family="paragraph" style:parent-style-name="Standard">
      <style:text-properties officeooo:rsid="002460a1" officeooo:paragraph-rsid="002b5584"/>
    </style:style>
    <style:style style:name="P6" style:family="paragraph" style:parent-style-name="Standard">
      <style:text-properties officeooo:rsid="0024f26b" officeooo:paragraph-rsid="002d8512"/>
    </style:style>
    <style:style style:name="P7" style:family="paragraph" style:parent-style-name="Standard">
      <style:text-properties officeooo:rsid="0024f26b" officeooo:paragraph-rsid="0033f59d"/>
    </style:style>
    <style:style style:name="P8" style:family="paragraph" style:parent-style-name="Standard">
      <style:text-properties officeooo:paragraph-rsid="002b5584"/>
    </style:style>
    <style:style style:name="P9" style:family="paragraph" style:parent-style-name="Standard">
      <style:text-properties officeooo:rsid="00319fde" officeooo:paragraph-rsid="00416b2d"/>
    </style:style>
    <style:style style:name="P10" style:family="paragraph" style:parent-style-name="Heading_20_3">
      <style:text-properties officeooo:paragraph-rsid="00134d4f"/>
    </style:style>
    <style:style style:name="P11" style:family="paragraph" style:parent-style-name="Heading_20_2">
      <style:text-properties officeooo:paragraph-rsid="00134d4f"/>
    </style:style>
    <style:style style:name="P12" style:family="paragraph" style:parent-style-name="Code">
      <style:text-properties officeooo:paragraph-rsid="00134d4f"/>
    </style:style>
    <style:style style:name="P13" style:family="paragraph" style:parent-style-name="Code">
      <style:text-properties fo:color="#000000" officeooo:paragraph-rsid="00134d4f"/>
    </style:style>
    <style:style style:name="P14" style:family="paragraph" style:parent-style-name="Code">
      <style:text-properties fo:color="#000000" fo:language="fr" fo:country="FR" officeooo:paragraph-rsid="00134d4f"/>
    </style:style>
    <style:style style:name="P15" style:family="paragraph" style:parent-style-name="Code">
      <style:text-properties officeooo:paragraph-rsid="002260b4"/>
    </style:style>
    <style:style style:name="P16" style:family="paragraph" style:parent-style-name="Code">
      <style:text-properties officeooo:paragraph-rsid="00395697"/>
    </style:style>
    <style:style style:name="P17" style:family="paragraph" style:parent-style-name="Code">
      <style:text-properties officeooo:paragraph-rsid="003bb041"/>
    </style:style>
    <style:style style:name="P18" style:family="paragraph" style:parent-style-name="Code">
      <style:text-properties officeooo:paragraph-rsid="004913a0"/>
    </style:style>
    <style:style style:name="P19" style:family="paragraph" style:parent-style-name="Code">
      <style:text-properties fo:color="#0000ff" fo:language="fr" fo:country="FR" officeooo:rsid="004913a0" officeooo:paragraph-rsid="004913a0"/>
    </style:style>
    <style:style style:name="P20" style:family="paragraph" style:parent-style-name="Code">
      <style:text-properties officeooo:paragraph-rsid="004b8666"/>
    </style:style>
    <style:style style:name="P21" style:family="paragraph" style:parent-style-name="Code">
      <style:paragraph-properties fo:margin-left="1cm" fo:margin-right="0.501cm" fo:text-indent="0.741cm" style:auto-text-indent="false"/>
      <style:text-properties officeooo:paragraph-rsid="00134d4f"/>
    </style:style>
    <style:style style:name="T1" style:family="text">
      <style:text-properties fo:color="#0000ff"/>
    </style:style>
    <style:style style:name="T2" style:family="text">
      <style:text-properties fo:color="#0000ff" fo:language="fr" fo:country="FR"/>
    </style:style>
    <style:style style:name="T3" style:family="text">
      <style:text-properties fo:color="#0000ff" fo:language="fr" fo:country="FR" officeooo:rsid="004913a0"/>
    </style:style>
    <style:style style:name="T4" style:family="text">
      <style:text-properties fo:color="#0000ff" officeooo:rsid="001f1716"/>
    </style:style>
    <style:style style:name="T5" style:family="text">
      <style:text-properties fo:color="#0000ff" officeooo:rsid="003bb041"/>
    </style:style>
    <style:style style:name="T6" style:family="text">
      <style:text-properties fo:color="#0000ff" officeooo:rsid="004913a0"/>
    </style:style>
    <style:style style:name="T7" style:family="text">
      <style:text-properties fo:language="fr" fo:country="FR"/>
    </style:style>
    <style:style style:name="T8" style:family="text">
      <style:text-properties fo:color="#000000"/>
    </style:style>
    <style:style style:name="T9" style:family="text">
      <style:text-properties fo:color="#000000" fo:language="fr" fo:country="FR"/>
    </style:style>
    <style:style style:name="T10" style:family="text">
      <style:text-properties fo:color="#000000" fo:language="fr" fo:country="FR" fo:font-weight="bold" style:font-weight-asian="bold" style:font-weight-complex="bold"/>
    </style:style>
    <style:style style:name="T11" style:family="text">
      <style:text-properties fo:color="#000000" fo:language="fr" fo:country="FR" fo:font-weight="bold" officeooo:rsid="00358228" style:font-weight-asian="bold" style:font-weight-complex="bold"/>
    </style:style>
    <style:style style:name="T12" style:family="text">
      <style:text-properties fo:color="#000000" fo:font-weight="bold" style:font-weight-asian="bold" style:font-weight-complex="bold"/>
    </style:style>
    <style:style style:name="T13" style:family="text">
      <style:text-properties fo:color="#000000" officeooo:rsid="004b8666"/>
    </style:style>
    <style:style style:name="T14" style:family="text">
      <style:text-properties fo:color="#ff0000"/>
    </style:style>
    <style:style style:name="T15" style:family="text">
      <style:text-properties fo:color="#ff0000" fo:language="fr" fo:country="FR"/>
    </style:style>
    <style:style style:name="T16" style:family="text">
      <style:text-properties fo:color="#800080"/>
    </style:style>
    <style:style style:name="T17" style:family="text">
      <style:text-properties fo:color="#800080" fo:language="fr" fo:country="FR"/>
    </style:style>
    <style:style style:name="T18" style:family="text">
      <style:text-properties fo:color="#a31515"/>
    </style:style>
    <style:style style:name="T19" style:family="text">
      <style:text-properties fo:color="#a31515" fo:language="fr" fo:country="FR"/>
    </style:style>
    <style:style style:name="T20" style:family="text">
      <style:text-properties officeooo:rsid="001488a0"/>
    </style:style>
    <style:style style:name="T21" style:family="text">
      <style:text-properties officeooo:rsid="00169b0f"/>
    </style:style>
    <style:style style:name="T22" style:family="text">
      <style:text-properties officeooo:rsid="0017226c"/>
    </style:style>
    <style:style style:name="T23" style:family="text">
      <style:text-properties officeooo:rsid="00173dd7"/>
    </style:style>
    <style:style style:name="T24" style:family="text">
      <style:text-properties officeooo:rsid="0018c86b"/>
    </style:style>
    <style:style style:name="T25" style:family="text">
      <style:text-properties officeooo:rsid="00190e11"/>
    </style:style>
    <style:style style:name="T26" style:family="text">
      <style:text-properties officeooo:rsid="001a5c34"/>
    </style:style>
    <style:style style:name="T27" style:family="text">
      <style:text-properties officeooo:rsid="001c1a07"/>
    </style:style>
    <style:style style:name="T28" style:family="text">
      <style:text-properties fo:font-variant="normal" fo:text-transform="none" fo:color="#008080" style:font-name="Menlo" fo:font-size="9.75pt" fo:letter-spacing="normal" fo:font-style="normal" fo:font-weight="normal" officeooo:rsid="0017226c" fo:background-color="transparent"/>
    </style:style>
    <style:style style:name="T29" style:family="text">
      <style:text-properties fo:font-variant="normal" fo:text-transform="none" fo:color="#ff3333" style:font-name="Menlo" fo:font-size="9.75pt" fo:letter-spacing="normal" fo:font-style="normal" fo:font-weight="normal" fo:background-color="transparent"/>
    </style:style>
    <style:style style:name="T30" style:family="text">
      <style:text-properties fo:font-variant="normal" fo:text-transform="none" fo:color="#ff3333" style:font-name="Menlo" fo:font-size="9.75pt" fo:letter-spacing="normal" fo:font-style="normal" fo:font-weight="normal" officeooo:rsid="001d7933" fo:background-color="transparent"/>
    </style:style>
    <style:style style:name="T31" style:family="text">
      <style:text-properties officeooo:rsid="001f1716"/>
    </style:style>
    <style:style style:name="T32" style:family="text">
      <style:text-properties fo:color="#ff3333" officeooo:rsid="001f1716"/>
    </style:style>
    <style:style style:name="T33" style:family="text">
      <style:text-properties fo:color="#ff3333" officeooo:rsid="0020ee85"/>
    </style:style>
    <style:style style:name="T34" style:family="text">
      <style:text-properties fo:color="#ff3333" officeooo:rsid="00275b78"/>
    </style:style>
    <style:style style:name="T35" style:family="text">
      <style:text-properties fo:color="#ff3333" officeooo:rsid="003ef861"/>
    </style:style>
    <style:style style:name="T36" style:family="text">
      <style:text-properties fo:color="#ff3333" officeooo:rsid="00416b2d"/>
    </style:style>
    <style:style style:name="T37" style:family="text">
      <style:text-properties fo:color="#ff3333" officeooo:rsid="003bc5c2"/>
    </style:style>
    <style:style style:name="T38" style:family="text">
      <style:text-properties fo:color="#ff3333" officeooo:rsid="00494c0e"/>
    </style:style>
    <style:style style:name="T39" style:family="text">
      <style:text-properties style:font-name="Liberation Serif" fo:font-size="12pt" style:font-size-asian="12pt" style:font-size-complex="12pt"/>
    </style:style>
    <style:style style:name="T40" style:family="text">
      <style:text-properties style:use-window-font-color="true" officeooo:rsid="0020ee85"/>
    </style:style>
    <style:style style:name="T41" style:family="text">
      <style:text-properties style:use-window-font-color="true" officeooo:rsid="002260b4"/>
    </style:style>
    <style:style style:name="T42" style:family="text">
      <style:text-properties style:use-window-font-color="true" fo:language="fr" fo:country="FR"/>
    </style:style>
    <style:style style:name="T43" style:family="text">
      <style:text-properties style:use-window-font-color="true" officeooo:rsid="002958ef"/>
    </style:style>
    <style:style style:name="T44" style:family="text">
      <style:text-properties style:use-window-font-color="true" officeooo:rsid="00386d28"/>
    </style:style>
    <style:style style:name="T45" style:family="text">
      <style:text-properties style:use-window-font-color="true" officeooo:rsid="003ef861"/>
    </style:style>
    <style:style style:name="T46" style:family="text">
      <style:text-properties style:use-window-font-color="true" officeooo:rsid="00416b2d"/>
    </style:style>
    <style:style style:name="T47" style:family="text">
      <style:text-properties style:use-window-font-color="true" officeooo:rsid="00494c0e"/>
    </style:style>
    <style:style style:name="T48" style:family="text">
      <style:text-properties style:use-window-font-color="true" officeooo:rsid="004d4879"/>
    </style:style>
    <style:style style:name="T49" style:family="text">
      <style:text-properties officeooo:rsid="0024f26b"/>
    </style:style>
    <style:style style:name="T50" style:family="text">
      <style:text-properties officeooo:rsid="00259ce5"/>
    </style:style>
    <style:style style:name="T51" style:family="text">
      <style:text-properties officeooo:rsid="002b5584"/>
    </style:style>
    <style:style style:name="T52" style:family="text">
      <style:text-properties officeooo:rsid="002d8512"/>
    </style:style>
    <style:style style:name="T53" style:family="text">
      <style:text-properties officeooo:rsid="002d8708"/>
    </style:style>
    <style:style style:name="T54" style:family="text">
      <style:text-properties fo:font-style="italic" officeooo:rsid="002d8708" style:font-style-asian="italic" style:font-style-complex="italic"/>
    </style:style>
    <style:style style:name="T55" style:family="text">
      <style:text-properties officeooo:rsid="00319fde"/>
    </style:style>
    <style:style style:name="T56" style:family="text">
      <style:text-properties officeooo:rsid="003bc5c2"/>
    </style:style>
    <style:style style:name="T57" style:family="text">
      <style:text-properties officeooo:rsid="0048ef8b"/>
    </style:style>
    <style:style style:name="T58" style:family="text">
      <style:text-properties officeooo:rsid="005078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bookmark-start text:name="_Toc410367945"/>AngularJS<text:bookmark-end text:name="_Toc410367945"/></text:h>
      <text:h text:style-name="P10" text:outline-level="3">Cours et notions</text:h>
      <text:p text:style-name="P2">Présentation AngularJS : <text:span text:style-name="T20">http://info-timide.iut.u-bordeaux1.fr/Cours/Client/AngularJS/</text:span></text:p>
      <text:h text:style-name="P10" text:outline-level="3">Data binding</text:h>
      <text:p text:style-name="P1"><text:span text:style-name="T21">Exemple 1 : </text:span>C<text:tab/>et exemple très basique remplit une table avec des données issues d’un tableau</text:p>
      <text:p text:style-name="P12"><text:span text:style-name="T2">&lt;</text:span><text:span text:style-name="T7">!DOCTYPE</text:span><text:span text:style-name="T9"> </text:span><text:span text:style-name="T15">html</text:span><text:span text:style-name="T2">&gt;</text:span></text:p>
      <text:p text:style-name="P12"><text:span text:style-name="T2">&lt;</text:span><text:span text:style-name="T7">html</text:span><text:span text:style-name="T2">&gt;</text:span></text:p>
      <text:p text:style-name="P12"><text:span text:style-name="T2">&lt;</text:span><text:span text:style-name="T7">head</text:span><text:span text:style-name="T2">&gt;</text:span></text:p>
      <text:p text:style-name="P12"><text:span text:style-name="T9"><text:s text:c="4"/></text:span><text:span text:style-name="T2">&lt;</text:span><text:span text:style-name="T7">title</text:span><text:span text:style-name="T2">&gt;</text:span><text:span text:style-name="T9">Remplit un tableau avec des données au format JSON</text:span><text:span text:style-name="T2">&lt;/</text:span><text:span text:style-name="T7">title</text:span><text:span text:style-name="T2">&gt;</text:span></text:p>
      <text:p text:style-name="P21"><text:span text:style-name="T1">&lt;</text:span>script<text:span text:style-name="T8"> </text:span><text:span text:style-name="T14">src</text:span><text:span text:style-name="T1">="https://ajax.googleapis.com/ajax/libs/angularjs/1.3.9/angular.min.js"&gt;</text:span></text:p>
      <text:p text:style-name="P21"><text:span text:style-name="T1">&lt;/</text:span>script<text:span text:style-name="T1">&gt;</text:span></text:p>
      <text:p text:style-name="P12"><text:span text:style-name="T8"><text:s text:c="4"/></text:span><text:span text:style-name="T1">&lt;</text:span>style<text:span text:style-name="T8"> </text:span><text:span text:style-name="T14">type</text:span><text:span text:style-name="T1">='text/css'&gt;</text:span></text:p>
      <text:p text:style-name="P12"><text:span text:style-name="T8"><text:s text:c="8"/></text:span>table<text:span text:style-name="T8"> {</text:span></text:p>
      <text:p text:style-name="P12"><text:span text:style-name="T8"><text:s text:c="12"/></text:span><text:span text:style-name="T14">width</text:span><text:span text:style-name="T8">: </text:span><text:span text:style-name="T1">100%</text:span><text:span text:style-name="T8">;</text:span></text:p>
      <text:p text:style-name="P13"><text:s text:c="8"/>}</text:p>
      <text:p text:style-name="P12"><text:span text:style-name="T8"><text:s text:c="8"/></text:span>table<text:span text:style-name="T8">, </text:span>tr<text:span text:style-name="T8">, </text:span>td<text:span text:style-name="T8"> {</text:span></text:p>
      <text:p text:style-name="P12"><text:span text:style-name="T8"><text:s text:c="12"/></text:span><text:span text:style-name="T14">border</text:span><text:span text:style-name="T8">: </text:span><text:span text:style-name="T1">1px</text:span><text:span text:style-name="T8"> </text:span><text:span text:style-name="T1">solid</text:span><text:span text:style-name="T8"> </text:span><text:span text:style-name="T1">#DDDDDD</text:span><text:span text:style-name="T8">;</text:span></text:p>
      <text:p text:style-name="P12"><text:span text:style-name="T8"><text:s text:c="12"/></text:span><text:span text:style-name="T14">border-collapse</text:span><text:span text:style-name="T8">: </text:span><text:span text:style-name="T1">collapse</text:span><text:span text:style-name="T8">;</text:span></text:p>
      <text:p text:style-name="P13"><text:s text:c="8"/>}</text:p>
      <text:p text:style-name="P12"><text:span text:style-name="T8"><text:s text:c="4"/></text:span><text:span text:style-name="T1">&lt;/</text:span>style<text:span text:style-name="T1">&gt;</text:span></text:p>
      <text:p text:style-name="P12"><text:span text:style-name="T1">&lt;/</text:span>head<text:span text:style-name="T1">&gt;</text:span></text:p>
      <text:p text:style-name="P12"><text:span text:style-name="T1">&lt;</text:span>body<text:span text:style-name="T1">&gt;</text:span></text:p>
      <text:p text:style-name="P16"><text:span text:style-name="T1"><text:s text:c="4"/>&lt;</text:span><text:span text:style-name="T44">h1</text:span><text:span text:style-name="T1">&gt;</text:span>Recette des crêpes<text:span text:style-name="T1">&lt;/</text:span><text:span text:style-name="T44">h1</text:span><text:span text:style-name="T1">&gt;</text:span></text:p>
      <text:p text:style-name="P12"><text:span text:style-name="T8"><text:s text:c="4"/></text:span><text:span text:style-name="T1">&lt;</text:span>div<text:span text:style-name="T8"> </text:span><text:span text:style-name="T14">ng-app</text:span><text:span text:style-name="T1">&gt;</text:span></text:p>
      <text:p text:style-name="P18"><text:span text:style-name="T8"><text:s text:c="8"/></text:span><text:span text:style-name="T1">&lt;</text:span>div<text:span text:style-name="T8"> </text:span><text:span text:style-name="T14">ng-init</text:span><text:span text:style-name="T1">="articles = </text:span><text:span text:style-name="T6">{nom:'Farine', prix:0.58},</text:span></text:p>
      <text:p text:style-name="P19"><text:tab/><text:tab/>{nom:'Sucre', prix:1.20}, {nom:'Oeufs', prix:0.15},</text:p>
      <text:p text:style-name="P18"><text:span text:style-name="T3"><text:tab/><text:tab/>{nom:'Lait', prix:0.79}, {nom:'Beurre', prix:7.9}</text:span><text:span text:style-name="T2">]"&gt;</text:span></text:p>
      <text:p text:style-name="P12"><text:span text:style-name="T9"><text:s text:c="12"/></text:span><text:span text:style-name="T2">&lt;</text:span><text:span text:style-name="T7">table</text:span><text:span text:style-name="T2">&gt;</text:span></text:p>
      <text:p text:style-name="P12"><text:span text:style-name="T9"><text:s text:c="16"/></text:span><text:span text:style-name="T2">&lt;</text:span><text:span text:style-name="T7">caption</text:span><text:span text:style-name="T2">&gt;</text:span><text:span text:style-name="T9">J'ai </text:span><text:span text:style-name="T10">{{</text:span><text:span text:style-name="T17">articles.length</text:span><text:span text:style-name="T10">}}</text:span><text:span text:style-name="T9"> articles à acheter</text:span><text:span text:style-name="T2">&lt;/</text:span><text:span text:style-name="T7">caption</text:span><text:span text:style-name="T2">&gt;</text:span></text:p>
      <text:p text:style-name="P12"><text:span text:style-name="T9"><text:s text:c="16"/></text:span><text:span text:style-name="T1">&lt;</text:span>tr<text:span text:style-name="T1">&gt;</text:span></text:p>
      <text:p text:style-name="P12"><text:span text:style-name="T8"><text:s text:c="20"/></text:span><text:span text:style-name="T1">&lt;</text:span>th<text:span text:style-name="T1">&gt;</text:span><text:span text:style-name="T8">Article</text:span><text:span text:style-name="T1">&lt;/</text:span>th<text:span text:style-name="T1">&gt;</text:span></text:p>
      <text:p text:style-name="P20"><text:span text:style-name="T8"><text:s text:c="20"/></text:span><text:span text:style-name="T1">&lt;</text:span>th<text:span text:style-name="T1">&gt;</text:span><text:span text:style-name="T13">Prix au kg, au litre, ou à l'unité</text:span><text:span text:style-name="T1">&lt;/</text:span>th<text:span text:style-name="T1">&gt;</text:span></text:p>
      <text:p text:style-name="P12"><text:span text:style-name="T8"><text:s text:c="16"/></text:span><text:span text:style-name="T1">&lt;/</text:span>tr<text:span text:style-name="T1">&gt;</text:span></text:p>
      <text:p text:style-name="P12"><text:span text:style-name="T8"><text:s text:c="16"/></text:span><text:span text:style-name="T1">&lt;</text:span>tr<text:span text:style-name="T8"> </text:span><text:span text:style-name="T14">ng-repeat</text:span><text:span text:style-name="T1">="article in articles"&gt;</text:span></text:p>
      <text:p text:style-name="P12"><text:span text:style-name="T8"><text:s text:c="20"/></text:span><text:span text:style-name="T1">&lt;</text:span>td<text:span text:style-name="T1">&gt;</text:span><text:span text:style-name="T12">{{</text:span><text:span text:style-name="T16">article.nom</text:span><text:span text:style-name="T12">}}</text:span><text:span text:style-name="T1">&lt;/</text:span>td<text:span text:style-name="T1">&gt;</text:span></text:p>
      <text:p text:style-name="P12"><text:span text:style-name="T8"><text:s text:c="20"/></text:span><text:span text:style-name="T1">&lt;</text:span>td<text:span text:style-name="T1">&gt;</text:span><text:span text:style-name="T12">{{</text:span><text:span text:style-name="T16">article.prix</text:span><text:span text:style-name="T8"> </text:span><text:span text:style-name="T16">|</text:span><text:span text:style-name="T8"> </text:span><text:span text:style-name="T16">currency:"€</text:span><text:span text:style-name="T8"> </text:span><text:span text:style-name="T16">"</text:span><text:span text:style-name="T12">}}</text:span><text:span text:style-name="T1">&lt;/</text:span>td<text:span text:style-name="T1">&gt;</text:span></text:p>
      <text:p text:style-name="P12"><text:span text:style-name="T8"><text:s text:c="16"/></text:span><text:span text:style-name="T1">&lt;/</text:span>tr<text:span text:style-name="T1">&gt;</text:span></text:p>
      <text:p text:style-name="P12"><text:span text:style-name="T8"><text:s text:c="12"/></text:span><text:span text:style-name="T1">&lt;/</text:span>table<text:span text:style-name="T1">&gt;</text:span></text:p>
      <text:p text:style-name="P12"><text:span text:style-name="T8"><text:s text:c="8"/></text:span><text:span text:style-name="T1">&lt;/</text:span>div<text:span text:style-name="T1">&gt;</text:span></text:p>
      <text:p text:style-name="P12"><text:span text:style-name="T8"><text:s text:c="4"/></text:span><text:span text:style-name="T1">&lt;/</text:span>div<text:span text:style-name="T1">&gt;</text:span></text:p>
      <text:p text:style-name="P12"><text:span text:style-name="T1">&lt;/</text:span>body<text:span text:style-name="T1">&gt;</text:span></text:p>
      <text:p text:style-name="P12"><text:span text:style-name="T2">&lt;/</text:span><text:span text:style-name="T7">html</text:span><text:span text:style-name="T2">&gt;</text:span></text:p>
      <text:p text:style-name="Standard"><text:span text:style-name="T22">Exercice 1 : Ajouter une colonne avec les quantités suivante : Farine 375g, Sucre : 50g, Œufs : 4, Lait : 50cl, Beurre : 20g. Ajouter une colonne qui calcule le prix à payer par article (pour gérer les différentes unités utilisez la directive </text:span><text:span text:style-name="Source_20_Text"><text:span text:style-name="T29">ng-if</text:span></text:span><text:span text:style-name="Source_20_Text"><text:span text:style-name="T30"> </text:span></text:span>, <text:span text:style-name="T31">ex : &lt;span </text:span><text:span text:style-name="T32">ng-if</text:span><text:span text:style-name="T31">=</text:span><text:span text:style-name="T4">"article.unite == 'g'"</text:span><text:span text:style-name="Source_20_Text"><text:span text:style-name="T28"> </text:span></text:span><text:span text:style-name="Source_20_Text"><text:span text:style-name="T39">&gt; &lt;/span&gt;</text:span></text:span><text:span text:style-name="T23">).</text:span></text:p>
      <text:h text:style-name="P10" text:outline-level="3">Contrôler</text:h>
      <text:p text:style-name="P1"><text:span text:style-name="T24">Exemple 2 : </text:span>Autre façon (beaucoup plus standard) de faire en utilisant un module et un contrôleur :</text:p>
      <text:p text:style-name="P12"><text:span text:style-name="T1">&lt;</text:span>script<text:span text:style-name="T1">&gt;</text:span></text:p>
      <text:p text:style-name="P12"><text:span text:style-name="T8"><text:s text:c="2"/>angular.module(</text:span><text:span text:style-name="T18">'initExample'</text:span><text:span text:style-name="T8">, [])</text:span></text:p>
      <text:p text:style-name="P12"><text:span text:style-name="T8"><text:s text:c="2"/>.controller(</text:span><text:span text:style-name="T18">'controleur'</text:span><text:span text:style-name="T8">, [</text:span><text:span text:style-name="T18">'$scope'</text:span><text:span text:style-name="T8">, </text:span><text:span text:style-name="T1">function</text:span><text:span text:style-name="T8">($scope) {</text:span></text:p>
      <text:p text:style-name="P12"><text:span text:style-name="T8"><text:s text:c="6"/></text:span><text:span text:style-name="T9">$scope.list = [</text:span></text:p>
      <text:p text:style-name="P12"><text:span text:style-name="T9"><text:s text:c="8"/>{ nom: </text:span><text:span text:style-name="T19">'Farine'</text:span><text:span text:style-name="T9">, prix: 2.3 },</text:span></text:p>
      <text:p text:style-name="P12"><text:span text:style-name="T9"><text:s text:c="8"/>{ nom: </text:span><text:span text:style-name="T19">'Sucre'</text:span><text:span text:style-name="T9">, prix: 1.35 },</text:span></text:p>
      <text:p text:style-name="P12"><text:soft-page-break/><text:span text:style-name="T9"><text:s text:c="8"/>{ nom: </text:span><text:span text:style-name="T19">'Gâteaux'</text:span><text:span text:style-name="T9">, prix: 3.9 },</text:span></text:p>
      <text:p text:style-name="P12"><text:span text:style-name="T9"><text:s text:c="8"/>{ nom: </text:span><text:span text:style-name="T19">'Huile'</text:span><text:span text:style-name="T9">, prix: 5.25 }</text:span></text:p>
      <text:p text:style-name="P14"><text:s text:c="6"/>];</text:p>
      <text:p text:style-name="P14"><text:s text:c="2"/>}]);</text:p>
      <text:p text:style-name="P12"><text:span text:style-name="T2">&lt;/</text:span><text:span text:style-name="T7">script</text:span><text:span text:style-name="T2">&gt;</text:span></text:p>
      <text:p text:style-name="P12"><text:span text:style-name="T2">&lt;</text:span><text:span text:style-name="T7">div</text:span><text:span text:style-name="T9"> </text:span><text:span text:style-name="T15">ng-app</text:span><text:span text:style-name="T2">="initExample"</text:span><text:span text:style-name="T9"> </text:span><text:span text:style-name="T15">ng-controller</text:span><text:span text:style-name="T2">="controleur"</text:span><text:span text:style-name="T9"> </text:span><text:span text:style-name="T2">&gt;</text:span></text:p>
      <text:p text:style-name="P12"><text:span text:style-name="T9"><text:s text:c="6"/></text:span><text:span text:style-name="T2">&lt;</text:span><text:span text:style-name="T7">table</text:span><text:span text:style-name="T2">&gt;</text:span></text:p>
      <text:p text:style-name="P12"><text:span text:style-name="T9"><text:s text:c="10"/></text:span><text:span text:style-name="T2">&lt;</text:span><text:span text:style-name="T7">caption</text:span><text:span text:style-name="T2">&gt;</text:span><text:span text:style-name="T9">J'ai </text:span><text:span text:style-name="T10">{{</text:span><text:span text:style-name="T17">list.length</text:span><text:span text:style-name="T10">}}</text:span><text:span text:style-name="T9"> articles à acheter</text:span><text:span text:style-name="T2">&lt;/</text:span><text:span text:style-name="T7">caption</text:span><text:span text:style-name="T2">&gt;</text:span></text:p>
      <text:p text:style-name="P12"><text:span text:style-name="T9"><text:s text:c="10"/></text:span><text:span text:style-name="T1">&lt;</text:span>tr<text:span text:style-name="T1">&gt;</text:span></text:p>
      <text:p text:style-name="P12"><text:span text:style-name="T8"><text:s text:c="14"/></text:span><text:span text:style-name="T1">&lt;</text:span>th<text:span text:style-name="T1">&gt;</text:span><text:span text:style-name="T8">Article</text:span><text:span text:style-name="T1">&lt;/</text:span>th<text:span text:style-name="T1">&gt;</text:span></text:p>
      <text:p text:style-name="P12"><text:span text:style-name="T8"><text:s text:c="14"/></text:span><text:span text:style-name="T1">&lt;</text:span>th<text:span text:style-name="T1">&gt;</text:span><text:span text:style-name="T8">Prix</text:span><text:span text:style-name="T1">&lt;/</text:span>th<text:span text:style-name="T1">&gt;</text:span></text:p>
      <text:p text:style-name="P12"><text:span text:style-name="T8"><text:s text:c="10"/></text:span><text:span text:style-name="T1">&lt;/</text:span>tr<text:span text:style-name="T1">&gt;</text:span></text:p>
      <text:p text:style-name="P12"><text:span text:style-name="T8"><text:s text:c="10"/></text:span><text:span text:style-name="T1">&lt;</text:span>tr<text:span text:style-name="T8"> </text:span><text:span text:style-name="T14">ng-repeat</text:span><text:span text:style-name="T1">="article in list"&gt;</text:span></text:p>
      <text:p text:style-name="P12"><text:span text:style-name="T8"><text:s text:c="14"/></text:span><text:span text:style-name="T1">&lt;</text:span>td<text:span text:style-name="T1">&gt;</text:span><text:span text:style-name="T12">{{</text:span><text:span text:style-name="T16">article.nom</text:span><text:span text:style-name="T12">}}</text:span><text:span text:style-name="T1">&lt;/</text:span>td<text:span text:style-name="T1">&gt;</text:span></text:p>
      <text:p text:style-name="P12"><text:span text:style-name="T8"><text:s text:c="14"/></text:span><text:span text:style-name="T1">&lt;</text:span>td<text:span text:style-name="T1">&gt;</text:span><text:span text:style-name="T12">{{</text:span><text:span text:style-name="T16">article.prix</text:span><text:span text:style-name="T8"> </text:span><text:span text:style-name="T16">|</text:span><text:span text:style-name="T8"> </text:span><text:span text:style-name="T16">currency:"€</text:span><text:span text:style-name="T8"> </text:span><text:span text:style-name="T16">"</text:span><text:span text:style-name="T12">}}</text:span><text:span text:style-name="T1">&lt;/</text:span>td<text:span text:style-name="T1">&gt;</text:span></text:p>
      <text:p text:style-name="P12"><text:span text:style-name="T8"><text:s text:c="10"/></text:span><text:span text:style-name="T2">&lt;/</text:span><text:span text:style-name="T7">tr</text:span><text:span text:style-name="T2">&gt;</text:span></text:p>
      <text:p text:style-name="P12"><text:span text:style-name="T9"><text:s text:c="6"/></text:span><text:span text:style-name="T2">&lt;/</text:span><text:span text:style-name="T7">table</text:span><text:span text:style-name="T2">&gt;</text:span></text:p>
      <text:p text:style-name="P12"><text:span text:style-name="T2">&lt;/</text:span><text:span text:style-name="T7">div</text:span><text:span text:style-name="T2">&gt;</text:span></text:p>
      <text:p text:style-name="P4">Exercice 2 : Adaptez votre page de l'exercice 1 en utilisant un <text:span text:style-name="T26">contrôleur</text:span> AngularJS. <text:span text:style-name="T26">Permettre de modifier les prix en utilisant des champs &lt;input&gt; et la directive </text:span><text:span text:style-name="T32">ng-</text:span><text:span text:style-name="T33">model</text:span><text:span text:style-name="T40">. </text:span><text:span text:style-name="T41">Ajoutez un champs d'entrée de type number permettant de paramétrer le nombre de personnes. </text:span><text:span text:style-name="T47">Pensez à filtrer les résultats avec </text:span><text:span text:style-name="T38">| number : fractionSize</text:span><text:span text:style-name="T47"> afin de </text:span><text:span text:style-name="T48">tronquer</text:span><text:span text:style-name="T47"> les </text:span><text:span text:style-name="T48">nombres</text:span><text:span text:style-name="T47"> décimaux.</text:span></text:p>
      <text:p text:style-name="P3"/>
      <text:p text:style-name="P1">Exemple <text:span text:style-name="T25">3</text:span>: <text:span text:style-name="T27">C</text:span>ompter le nombre de mots saisis</text:p>
      <text:p text:style-name="P12"><text:span text:style-name="T1">&lt;</text:span>!DOCTYPE<text:span text:style-name="T8"> </text:span><text:span text:style-name="T14">html</text:span><text:span text:style-name="T1">&gt;</text:span></text:p>
      <text:p text:style-name="P12"><text:span text:style-name="T1">&lt;</text:span>html<text:span text:style-name="T1">&gt;</text:span></text:p>
      <text:p text:style-name="P12"><text:span text:style-name="T1">&lt;</text:span>head<text:span text:style-name="T1">&gt; </text:span></text:p>
      <text:p text:style-name="P12"><text:span text:style-name="T8"><text:s text:c="2"/></text:span><text:span text:style-name="T1">&lt;</text:span>meta<text:span text:style-name="T8"> </text:span><text:span text:style-name="T14">http-equiv</text:span><text:span text:style-name="T1">="content-type"</text:span><text:span text:style-name="T8"> </text:span><text:span text:style-name="T14">content</text:span><text:span text:style-name="T1">="text/html; charset=UTF-8"&gt;</text:span></text:p>
      <text:p text:style-name="P12"><text:span text:style-name="T8"><text:s text:c="2"/></text:span><text:span text:style-name="T1">&lt;</text:span>title<text:span text:style-name="T1">&gt;</text:span><text:span text:style-name="T8">Contrôleurs 2 - jsFiddle demo by bestmomo</text:span><text:span text:style-name="T1">&lt;/</text:span>title<text:span text:style-name="T1">&gt;</text:span></text:p>
      <text:p text:style-name="P12"><text:span text:style-name="T8"><text:s text:c="2"/></text:span><text:span text:style-name="T1">&lt;</text:span>script<text:span text:style-name="T8"> </text:span><text:span text:style-name="T14">src</text:span><text:span text:style-name="T1">="https://ajax.googleapis.com/ajax/libs/angularjs/1.3.9/angular.min.js"&gt;&lt;/</text:span>script<text:span text:style-name="T1">&gt;</text:span></text:p>
      <text:p text:style-name="P12"><text:span text:style-name="T1">&lt;/</text:span>head<text:span text:style-name="T1">&gt;</text:span></text:p>
      <text:p text:style-name="P12"><text:span text:style-name="T1">&lt;</text:span>body<text:span text:style-name="T1">&gt;</text:span></text:p>
      <text:p text:style-name="P12"><text:span text:style-name="T8"><text:s text:c="2"/></text:span><text:span text:style-name="T1">&lt;</text:span>div<text:span text:style-name="T8"> </text:span><text:span text:style-name="T14">ng-app</text:span><text:span text:style-name="T1">="Teste"</text:span><text:span text:style-name="T8"> </text:span><text:span text:style-name="T14">ng-controller</text:span><text:span text:style-name="T1">="controleur"&gt;</text:span></text:p>
      <text:p text:style-name="P12"><text:span text:style-name="T8"><text:s text:c="4"/></text:span><text:span text:style-name="T1">&lt;</text:span>textarea<text:span text:style-name="T8"> </text:span><text:span text:style-name="T14">ng-model</text:span><text:span text:style-name="T1">="texte"</text:span><text:span text:style-name="T8"> </text:span><text:span text:style-name="T14">ng-change</text:span><text:span text:style-name="T1">="changement()"&gt;&lt;/</text:span>textarea<text:span text:style-name="T1">&gt;</text:span></text:p>
      <text:p text:style-name="P12"><text:span text:style-name="T8"><text:s text:c="4"/></text:span><text:span text:style-name="T9">Nombre de mots : </text:span><text:span text:style-name="T10">{{</text:span><text:span text:style-name="T17">nombre</text:span><text:span text:style-name="T10">}}</text:span></text:p>
      <text:p text:style-name="P12"><text:span text:style-name="T9"><text:s text:c="2"/></text:span><text:span text:style-name="T2">&lt;/</text:span><text:span text:style-name="T7">div</text:span><text:span text:style-name="T2">&gt;</text:span></text:p>
      <text:p text:style-name="P12"><text:span text:style-name="T9"><text:s text:c="4"/></text:span><text:span text:style-name="T2">&lt;</text:span><text:span text:style-name="T7">script</text:span><text:span text:style-name="T2">&gt;</text:span></text:p>
      <text:p text:style-name="P12"><text:span text:style-name="T9"><text:s text:c="6"/>angular.module(</text:span><text:span text:style-name="T19">'Teste'</text:span><text:span text:style-name="T9">, [])</text:span></text:p>
      <text:p text:style-name="P12"><text:span text:style-name="T9"><text:s text:c="8"/>.controller(</text:span><text:span text:style-name="T19">'controleur'</text:span><text:span text:style-name="T9">, [</text:span></text:p>
      <text:p text:style-name="P12"><text:span text:style-name="T9"><text:s text:c="10"/></text:span><text:span text:style-name="T19">'$scope'</text:span><text:span text:style-name="T9">, </text:span><text:span text:style-name="T2">function</text:span><text:span text:style-name="T9">($scope) {</text:span></text:p>
      <text:p text:style-name="P14"><text:s text:c="12"/>$scope.nombre = 0;</text:p>
      <text:p text:style-name="P12"><text:span text:style-name="T9"><text:s text:c="12"/>$scope.changement = </text:span><text:span text:style-name="T2">function</text:span><text:span text:style-name="T9">() {</text:span></text:p>
      <text:p text:style-name="P12"><text:span text:style-name="T9"><text:s text:c="14"/></text:span><text:span text:style-name="T11">this</text:span><text:span text:style-name="T9">.nombre = </text:span><text:span text:style-name="T11">this</text:span><text:span text:style-name="T9">.texte.split(</text:span><text:span text:style-name="T7">/\b\w+\b/</text:span><text:span text:style-name="T9">).length - 1;</text:span></text:p>
      <text:p text:style-name="P14"><text:s text:c="12"/>};</text:p>
      <text:p text:style-name="P14"><text:s text:c="10"/>}</text:p>
      <text:p text:style-name="P14"><text:s text:c="8"/>]);</text:p>
      <text:p text:style-name="P12"><text:span text:style-name="T9"><text:s text:c="4"/></text:span><text:span text:style-name="T2">&lt;/</text:span><text:span text:style-name="T7">script</text:span><text:span text:style-name="T2">&gt;</text:span></text:p>
      <text:p text:style-name="P15"><text:span text:style-name="T2">&lt;/</text:span><text:span text:style-name="T7">body</text:span><text:span text:style-name="T2">&gt;&lt;/</text:span><text:span text:style-name="T42">html</text:span><text:span text:style-name="T2">&gt;</text:span></text:p>
      <text:p text:style-name="P5">Exercice 3 : <text:span text:style-name="T50">Compléter l'exemple en comptant le nombre de phrases. </text:span></text:p>
      <text:p text:style-name="P8"><text:span text:style-name="T51">Exercice 4 : Complétez votre recette en ajoutant le prix total qui se mettra à jour automatiquement (voir du côté de <text:s/></text:span><text:span text:style-name="T32">ng-</text:span><text:span text:style-name="T34">bind</text:span><text:span text:style-name="T43">)</text:span><text:span text:style-name="T40">.</text:span></text:p>
      <text:p text:style-name="P6"/>
      <text:p text:style-name="P1">Exe<text:span text:style-name="T49">mple 4</text:span> : <text:span text:style-name="T52">C</text:span>onstruire un tableau en saisissant des données</text:p>
      <text:p text:style-name="P12"><text:span text:style-name="T2">&lt;</text:span><text:span text:style-name="T7">!DOCTYPE</text:span><text:span text:style-name="T9"> </text:span><text:span text:style-name="T15">html</text:span><text:span text:style-name="T2">&gt;</text:span></text:p>
      <text:p text:style-name="P12"><text:span text:style-name="T2">&lt;</text:span><text:span text:style-name="T7">html</text:span><text:span text:style-name="T2">&gt;</text:span></text:p>
      <text:p text:style-name="P12"><text:span text:style-name="T2">&lt;</text:span><text:span text:style-name="T7">head</text:span><text:span text:style-name="T2">&gt;</text:span></text:p>
      <text:p text:style-name="P12"><text:soft-page-break/><text:span text:style-name="T9"><text:s text:c="4"/></text:span><text:span text:style-name="T2">&lt;</text:span><text:span text:style-name="T7">title</text:span><text:span text:style-name="T2">&gt;</text:span><text:span text:style-name="T9">Saisie dans <text:s/>un tableau</text:span><text:span text:style-name="T2">&lt;/</text:span><text:span text:style-name="T7">title</text:span><text:span text:style-name="T2">&gt;</text:span></text:p>
      <text:p text:style-name="P12"><text:span text:style-name="T9"><text:s text:c="4"/></text:span><text:span text:style-name="T2">&lt;</text:span><text:span text:style-name="T7">script</text:span><text:span text:style-name="T9"> </text:span><text:span text:style-name="T15">src</text:span><text:span text:style-name="T2">="https://ajax.googleapis.com/ajax/libs/angularjs/1.3.9/angular.min.js"&gt;&lt;/</text:span><text:span text:style-name="T7">script</text:span><text:span text:style-name="T2">&gt;</text:span></text:p>
      <text:p text:style-name="P12"><text:span text:style-name="T9"><text:s text:c="4"/></text:span><text:span text:style-name="T1">&lt;</text:span>style<text:span text:style-name="T8"> </text:span><text:span text:style-name="T14">type</text:span><text:span text:style-name="T1">='text/css'&gt;</text:span></text:p>
      <text:p text:style-name="P12"><text:span text:style-name="T8"><text:s text:c="8"/></text:span>table<text:span text:style-name="T8"> {</text:span></text:p>
      <text:p text:style-name="P12"><text:span text:style-name="T8"><text:s text:c="12"/></text:span><text:span text:style-name="T14">width</text:span><text:span text:style-name="T8">: </text:span><text:span text:style-name="T1">100%</text:span><text:span text:style-name="T8">;</text:span></text:p>
      <text:p text:style-name="P13"><text:s text:c="8"/>}</text:p>
      <text:p text:style-name="P12"><text:span text:style-name="T8"><text:s text:c="8"/></text:span>table<text:span text:style-name="T8">, </text:span>tr<text:span text:style-name="T8">, </text:span>td<text:span text:style-name="T8"> {</text:span></text:p>
      <text:p text:style-name="P12"><text:span text:style-name="T8"><text:s text:c="12"/></text:span><text:span text:style-name="T14">border</text:span><text:span text:style-name="T8">: </text:span><text:span text:style-name="T1">1px</text:span><text:span text:style-name="T8"> </text:span><text:span text:style-name="T1">solid</text:span><text:span text:style-name="T8"> </text:span><text:span text:style-name="T1">#DDDDDD</text:span><text:span text:style-name="T8">;</text:span></text:p>
      <text:p text:style-name="P12"><text:span text:style-name="T8"><text:s text:c="12"/></text:span><text:span text:style-name="T14">border-collapse</text:span><text:span text:style-name="T8">: </text:span><text:span text:style-name="T1">collapse</text:span><text:span text:style-name="T8">;</text:span></text:p>
      <text:p text:style-name="P13"><text:s text:c="8"/>}</text:p>
      <text:p text:style-name="P12"><text:span text:style-name="T8"><text:s text:c="4"/></text:span><text:span text:style-name="T1">&lt;/</text:span>style<text:span text:style-name="T1">&gt;</text:span></text:p>
      <text:p text:style-name="P12"><text:span text:style-name="T1">&lt;/</text:span>head<text:span text:style-name="T1">&gt;</text:span></text:p>
      <text:p text:style-name="P12"><text:span text:style-name="T1">&lt;</text:span>body<text:span text:style-name="T1">&gt;</text:span></text:p>
      <text:p text:style-name="P12"><text:span text:style-name="T8"><text:s text:c="4"/></text:span><text:span text:style-name="T1">&lt;</text:span>div<text:span text:style-name="T8"> </text:span><text:span text:style-name="T14">ng-app</text:span><text:span text:style-name="T1">="Saisie"</text:span><text:span text:style-name="T8"> </text:span><text:span text:style-name="T14">ng-controller</text:span><text:span text:style-name="T1">="controleur"&gt;</text:span></text:p>
      <text:p text:style-name="P12"><text:span text:style-name="T8"><text:s text:c="8"/></text:span><text:span text:style-name="T1">&lt;</text:span>form<text:span text:style-name="T8"> </text:span><text:span text:style-name="T14">ng-submit</text:span><text:span text:style-name="T1">="ajouter(nom, age)"&gt;</text:span></text:p>
      <text:p text:style-name="P12"><text:span text:style-name="T8"><text:s text:c="12"/>Nom : </text:span><text:span text:style-name="T1">&lt;</text:span>input<text:span text:style-name="T8"> </text:span><text:span text:style-name="T14">type</text:span><text:span text:style-name="T1">="text"</text:span><text:span text:style-name="T8"> </text:span><text:span text:style-name="T14">name</text:span><text:span text:style-name="T1">="nom"</text:span><text:span text:style-name="T8"> </text:span><text:span text:style-name="T14">ng-model</text:span><text:span text:style-name="T1">="nom"&gt;</text:span></text:p>
      <text:p text:style-name="P12"><text:span text:style-name="T8"><text:s text:c="12"/>Age : </text:span><text:span text:style-name="T1">&lt;</text:span>input<text:span text:style-name="T8"> </text:span><text:span text:style-name="T14">type</text:span><text:span text:style-name="T1">="number"</text:span><text:span text:style-name="T8"> </text:span><text:span text:style-name="T14">name</text:span><text:span text:style-name="T1">="age"</text:span><text:span text:style-name="T8"> </text:span><text:span text:style-name="T14">ng-model</text:span><text:span text:style-name="T1">="age"&gt;</text:span></text:p>
      <text:p text:style-name="P12"><text:span text:style-name="T8"><text:s text:c="12"/></text:span><text:span text:style-name="T1">&lt;</text:span>button<text:span text:style-name="T8"> </text:span><text:span text:style-name="T14">type</text:span><text:span text:style-name="T1">="submit"&gt;</text:span><text:span text:style-name="T8">Ajouter</text:span><text:span text:style-name="T1">&lt;/</text:span>button<text:span text:style-name="T1">&gt;</text:span></text:p>
      <text:p text:style-name="P12"><text:span text:style-name="T8"><text:s text:c="8"/></text:span><text:span text:style-name="T1">&lt;/</text:span>form<text:span text:style-name="T1">&gt;</text:span></text:p>
      <text:p text:style-name="P12"><text:span text:style-name="T8"><text:s text:c="8"/></text:span><text:span text:style-name="T2">&lt;</text:span><text:span text:style-name="T7">table</text:span><text:span text:style-name="T2">&gt;</text:span></text:p>
      <text:p text:style-name="P12"><text:span text:style-name="T9"><text:s text:c="12"/></text:span><text:span text:style-name="T2">&lt;</text:span><text:span text:style-name="T7">caption</text:span><text:span text:style-name="T2">&gt;</text:span><text:span text:style-name="T9">Personnes</text:span><text:span text:style-name="T2">&lt;/</text:span><text:span text:style-name="T7">caption</text:span><text:span text:style-name="T2">&gt;</text:span></text:p>
      <text:p text:style-name="P12"><text:span text:style-name="T9"><text:s text:c="12"/></text:span><text:span text:style-name="T2">&lt;</text:span><text:span text:style-name="T7">tr</text:span><text:span text:style-name="T2">&gt;</text:span></text:p>
      <text:p text:style-name="P12"><text:span text:style-name="T9"><text:s text:c="16"/></text:span><text:span text:style-name="T1">&lt;</text:span>th<text:span text:style-name="T1">&gt;</text:span><text:span text:style-name="T8">Nom</text:span><text:span text:style-name="T1">&lt;/</text:span>th<text:span text:style-name="T1">&gt;</text:span></text:p>
      <text:p text:style-name="P12"><text:span text:style-name="T8"><text:s text:c="16"/></text:span><text:span text:style-name="T1">&lt;</text:span>th<text:span text:style-name="T1">&gt;</text:span><text:span text:style-name="T8">Age</text:span><text:span text:style-name="T1">&lt;/</text:span>th<text:span text:style-name="T1">&gt;</text:span></text:p>
      <text:p text:style-name="P12"><text:span text:style-name="T8"><text:s text:c="12"/></text:span><text:span text:style-name="T1">&lt;/</text:span>tr<text:span text:style-name="T1">&gt;</text:span></text:p>
      <text:p text:style-name="P12"><text:span text:style-name="T8"><text:s text:c="12"/></text:span><text:span text:style-name="T1">&lt;</text:span>tr<text:span text:style-name="T8"> </text:span><text:span text:style-name="T14">ng-repeat</text:span><text:span text:style-name="T1">="personne in personnes"&gt;</text:span></text:p>
      <text:p text:style-name="P12"><text:span text:style-name="T8"><text:s text:c="16"/></text:span><text:span text:style-name="T1">&lt;</text:span>td<text:span text:style-name="T1">&gt;</text:span><text:span text:style-name="T12">{{</text:span><text:span text:style-name="T16">personne.nom</text:span><text:span text:style-name="T12">}}</text:span><text:span text:style-name="T1">&lt;/</text:span>td<text:span text:style-name="T1">&gt;</text:span></text:p>
      <text:p text:style-name="P12"><text:span text:style-name="T8"><text:s text:c="16"/></text:span><text:span text:style-name="T1">&lt;</text:span>td<text:span text:style-name="T1">&gt;</text:span><text:span text:style-name="T12">{{</text:span><text:span text:style-name="T16">personne.age</text:span><text:span text:style-name="T12">}}</text:span><text:span text:style-name="T1">&lt;/</text:span>td<text:span text:style-name="T1">&gt;</text:span></text:p>
      <text:p text:style-name="P12"><text:span text:style-name="T8"><text:s text:c="12"/></text:span><text:span text:style-name="T1">&lt;/</text:span>tr<text:span text:style-name="T1">&gt;</text:span></text:p>
      <text:p text:style-name="P12"><text:span text:style-name="T8"><text:s text:c="8"/></text:span><text:span text:style-name="T1">&lt;/</text:span>table<text:span text:style-name="T1">&gt;</text:span></text:p>
      <text:p text:style-name="P12"><text:span text:style-name="T8"><text:s text:c="4"/></text:span><text:span text:style-name="T1">&lt;/</text:span>div<text:span text:style-name="T1">&gt;</text:span></text:p>
      <text:p text:style-name="P12"><text:span text:style-name="T8"><text:s text:c="4"/></text:span><text:span text:style-name="T1">&lt;</text:span>script<text:span text:style-name="T1">&gt;</text:span></text:p>
      <text:p text:style-name="P12"><text:span text:style-name="T8"><text:s text:c="4"/>angular.module(</text:span><text:span text:style-name="T18">'Saisie'</text:span><text:span text:style-name="T8">, [])</text:span></text:p>
      <text:p text:style-name="P12"><text:span text:style-name="T8"><text:s text:c="8"/>.controller(</text:span><text:span text:style-name="T18">'controleur'</text:span><text:span text:style-name="T8">, [</text:span><text:span text:style-name="T18">'$scope'</text:span><text:span text:style-name="T8">, </text:span><text:span text:style-name="T1">function</text:span><text:span text:style-name="T8"> ($scope) {</text:span></text:p>
      <text:p text:style-name="P12"><text:span text:style-name="T8"><text:s text:c="12"/>$scope.personnes = </text:span><text:span text:style-name="T1">new</text:span><text:span text:style-name="T8"> Array();</text:span></text:p>
      <text:p text:style-name="P12"><text:span text:style-name="T8"><text:s text:c="12"/>$scope.ajouter = </text:span><text:span text:style-name="T1">function</text:span><text:span text:style-name="T8"> (nom, age) {</text:span></text:p>
      <text:p text:style-name="P12"><text:span text:style-name="T8"><text:s text:c="16"/>$scope.personnes.push({ </text:span><text:span text:style-name="T18">'nom'</text:span><text:span text:style-name="T8">: nom, </text:span><text:span text:style-name="T18">'age'</text:span><text:span text:style-name="T8">: age });</text:span></text:p>
      <text:p text:style-name="P12"><text:span text:style-name="T8"><text:s text:c="12"/></text:span><text:span text:style-name="T9">};</text:span></text:p>
      <text:p text:style-name="P14"><text:s text:c="8"/>}]);</text:p>
      <text:p text:style-name="P12"><text:span text:style-name="T9"><text:s text:c="4"/></text:span><text:span text:style-name="T2">&lt;/</text:span><text:span text:style-name="T7">script</text:span><text:span text:style-name="T2">&gt;</text:span></text:p>
      <text:p text:style-name="P12"><text:span text:style-name="T2">&lt;/</text:span><text:span text:style-name="T7">body</text:span><text:span text:style-name="T2">&gt;</text:span></text:p>
      <text:p text:style-name="P12"><text:span text:style-name="T2">&lt;/</text:span><text:span text:style-name="T7">html</text:span><text:span text:style-name="T2">&gt;</text:span></text:p>
      <text:p text:style-name="P7">Exercice <text:span text:style-name="T52">5</text:span> : <text:span text:style-name="T55">En vous inspirant de l'exemple, ajoutez <text:s/>des champs &lt;input&gt; permettant d'ajouter de nouveaux ingrédients à votre recette de pâte à crêpes (mmm les crêpes au rhum, </text:span><text:span text:style-name="T54">avec modération</text:span><text:span text:style-name="T53">).</text:span></text:p>
      <text:h text:style-name="P10" text:outline-level="3">Appel Ajax</text:h>
      <text:p text:style-name="P1"><text:span text:style-name="T55">Exemple 5 : </text:span>Appel AJAX à un fichier de données au format jSON. Module, contrôleur, factory, injection de données.</text:p>
      <text:p text:style-name="P12"><text:span text:style-name="T1">&lt;</text:span>!DOCTYPE<text:span text:style-name="T8"> </text:span><text:span text:style-name="T14">html</text:span><text:span text:style-name="T1">&gt;</text:span></text:p>
      <text:p text:style-name="P12"><text:span text:style-name="T1">&lt;</text:span>html<text:span text:style-name="T1">&gt;&lt;</text:span>head<text:span text:style-name="T1">&gt;</text:span></text:p>
      <text:p text:style-name="P12"><text:span text:style-name="T1">&lt;</text:span>script<text:span text:style-name="T8"> </text:span><text:span text:style-name="T14">src</text:span><text:span text:style-name="T1">="</text:span><text:a xlink:type="simple" xlink:href="https://ajax.googleapis.com/ajax/libs/angularjs/1.3.9/angular.min.js">https://ajax.googleapis.com/ajax/libs/angularjs/1.3.9/angular.min.js</text:a><text:span text:style-name="T1">"&gt; &lt;/</text:span>script<text:span text:style-name="T1">&gt;</text:span></text:p>
      <text:p text:style-name="P17"><text:span text:style-name="T8"><text:s text:c="4"/></text:span><text:span text:style-name="T1">&lt;</text:span>title<text:span text:style-name="T1">&gt;</text:span><text:span text:style-name="T5">Appel Ajax</text:span><text:span text:style-name="T1">&lt;/</text:span>title<text:span text:style-name="T1">&gt;</text:span></text:p>
      <text:p text:style-name="P12"><text:span text:style-name="T8"><text:s text:c="4"/></text:span><text:span text:style-name="T1">&lt;</text:span>style<text:span text:style-name="T8"> </text:span><text:span text:style-name="T14">type</text:span><text:span text:style-name="T1">='text/css'&gt;</text:span></text:p>
      <text:p text:style-name="P12"><text:span text:style-name="T8"><text:s text:c="8"/></text:span>table<text:span text:style-name="T8"> {</text:span></text:p>
      <text:p text:style-name="P12"><text:span text:style-name="T8"><text:s text:c="12"/></text:span><text:span text:style-name="T14">width</text:span><text:span text:style-name="T8">: </text:span><text:span text:style-name="T1">100%</text:span><text:span text:style-name="T8">;</text:span></text:p>
      <text:p text:style-name="P13"><text:soft-page-break/><text:s text:c="8"/>}</text:p>
      <text:p text:style-name="P12"><text:span text:style-name="T8"><text:s text:c="8"/></text:span>table<text:span text:style-name="T8">, </text:span>tr<text:span text:style-name="T8">, </text:span>td<text:span text:style-name="T8"> {</text:span></text:p>
      <text:p text:style-name="P12"><text:span text:style-name="T8"><text:s text:c="12"/></text:span><text:span text:style-name="T14">border</text:span><text:span text:style-name="T8">: </text:span><text:span text:style-name="T1">1px</text:span><text:span text:style-name="T8"> </text:span><text:span text:style-name="T1">solid</text:span><text:span text:style-name="T8"> </text:span><text:span text:style-name="T1">#DDDDDD</text:span><text:span text:style-name="T8">; </text:span><text:span text:style-name="T14">border-collapse</text:span><text:span text:style-name="T8">: </text:span><text:span text:style-name="T1">collapse</text:span><text:span text:style-name="T8">;</text:span></text:p>
      <text:p text:style-name="P13"><text:s text:c="8"/>}</text:p>
      <text:p text:style-name="P12"><text:span text:style-name="T8"><text:s text:c="4"/></text:span><text:span text:style-name="T1">&lt;/</text:span>style<text:span text:style-name="T1">&gt;</text:span></text:p>
      <text:p text:style-name="P12"><text:span text:style-name="T1">&lt;/</text:span>head<text:span text:style-name="T1">&gt;</text:span></text:p>
      <text:p text:style-name="P12"><text:span text:style-name="T1">&lt;</text:span>body<text:span text:style-name="T8"> </text:span><text:span text:style-name="T1">&gt;</text:span></text:p>
      <text:p text:style-name="P12"><text:span text:style-name="T8"><text:s text:c="4"/></text:span><text:span text:style-name="T1">&lt;</text:span>script<text:span text:style-name="T1">&gt;</text:span></text:p>
      <text:p text:style-name="P12"><text:span text:style-name="T8"><text:s text:c="4"/>angular.module(</text:span><text:span text:style-name="T18">'initExample'</text:span><text:span text:style-name="T8">, [])</text:span></text:p>
      <text:p text:style-name="P12"><text:span text:style-name="T8"><text:s text:c="6"/>.controller(</text:span><text:span text:style-name="T18">'controleur'</text:span><text:span text:style-name="T8">, </text:span><text:span text:style-name="T1">function</text:span><text:span text:style-name="T8"> ($scope, Donnees) {</text:span></text:p>
      <text:p text:style-name="P13"><text:s text:c="10"/>$scope.list = [</text:p>
      <text:p text:style-name="P12"><text:span text:style-name="T8"><text:s text:c="12"/>{ Nom_Musicien: </text:span><text:span text:style-name="T18">'Bach'</text:span><text:span text:style-name="T8">, Prenom_Musicien: </text:span><text:span text:style-name="T18">'Jean_Sébastien'</text:span><text:span text:style-name="T8"> }</text:span></text:p>
      <text:p text:style-name="P13"><text:s text:c="10"/>];</text:p>
      <text:p text:style-name="P12"><text:span text:style-name="T8"><text:s text:c="10"/>$scope.fetchData = </text:span><text:span text:style-name="T1">function</text:span><text:span text:style-name="T8"> () {</text:span></text:p>
      <text:p text:style-name="P13"><text:s text:c="14"/>$scope.list = [];</text:p>
      <text:p text:style-name="P12"><text:span text:style-name="T8"><text:s text:c="14"/></text:span><text:span text:style-name="T1">var</text:span><text:span text:style-name="T8"> data = </text:span><text:span text:style-name="T1">new</text:span><text:span text:style-name="T8"> Donnees().getProfile().then(</text:span><text:span text:style-name="T1">function</text:span><text:span text:style-name="T8">(data) {</text:span></text:p>
      <text:p text:style-name="P12"><text:span text:style-name="T8"><text:s text:c="18"/>data.data.forEach(</text:span><text:span text:style-name="T1">function</text:span><text:span text:style-name="T8"> (elem) {</text:span></text:p>
      <text:p text:style-name="P13"><text:s text:c="22"/>$scope.list.push(elem);</text:p>
      <text:p text:style-name="P13"><text:s text:c="18"/>});</text:p>
      <text:p text:style-name="P13"><text:s text:c="14"/>});</text:p>
      <text:p text:style-name="P13"><text:s text:c="11"/>}</text:p>
      <text:p text:style-name="P13"><text:s text:c="6"/>})</text:p>
      <text:p text:style-name="P12"><text:span text:style-name="T8"><text:s text:c="10"/>.factory(</text:span><text:span text:style-name="T18">'Donnees'</text:span><text:span text:style-name="T8">, </text:span><text:span text:style-name="T1">function</text:span><text:span text:style-name="T8"> ($http) {</text:span></text:p>
      <text:p text:style-name="P12"><text:span text:style-name="T8"><text:s text:c="14"/></text:span><text:span text:style-name="T1">var</text:span><text:span text:style-name="T8"> apiUrl = </text:span><text:span text:style-name="T18">'donnees.json'</text:span><text:span text:style-name="T8">;</text:span></text:p>
      <text:p text:style-name="P12"><text:span text:style-name="T8"><text:s text:c="14"/></text:span><text:span text:style-name="T1">var</text:span><text:span text:style-name="T8"> Donnees = </text:span><text:span text:style-name="T1">function</text:span><text:span text:style-name="T8"> () {</text:span></text:p>
      <text:p text:style-name="P12"><text:span text:style-name="T8"><text:s text:c="18"/></text:span><text:span text:style-name="T1">this</text:span><text:span text:style-name="T8">.profile = </text:span><text:span text:style-name="T1">null</text:span><text:span text:style-name="T8">;</text:span></text:p>
      <text:p text:style-name="P13"><text:s text:c="14"/>};</text:p>
      <text:p text:style-name="P12"><text:span text:style-name="T8"><text:s text:c="14"/>Donnees.prototype.getProfile = </text:span><text:span text:style-name="T1">function</text:span><text:span text:style-name="T8"> () {</text:span></text:p>
      <text:p text:style-name="P12"><text:span text:style-name="T8"><text:s text:c="18"/></text:span><text:span text:style-name="T1">var</text:span><text:span text:style-name="T8"> self = </text:span><text:span text:style-name="T1">this</text:span><text:span text:style-name="T8">;</text:span></text:p>
      <text:p text:style-name="P12"><text:span text:style-name="T8"><text:s text:c="18"/></text:span><text:span text:style-name="T1">return</text:span><text:span text:style-name="T8"> $http.get(apiUrl).then(</text:span><text:span text:style-name="T1">function</text:span><text:span text:style-name="T8"> (response) {</text:span></text:p>
      <text:p text:style-name="P13"><text:s text:c="22"/>self.profile = response.data;</text:p>
      <text:p text:style-name="P12"><text:span text:style-name="T8"><text:s text:c="22"/></text:span><text:span text:style-name="T1">return</text:span><text:span text:style-name="T8"> response;</text:span></text:p>
      <text:p text:style-name="P13"><text:s text:c="18"/>});</text:p>
      <text:p text:style-name="P13"><text:s text:c="14"/>};</text:p>
      <text:p text:style-name="P12"><text:span text:style-name="T8"><text:s text:c="14"/></text:span><text:span text:style-name="T1">return</text:span><text:span text:style-name="T8"> Donnees;</text:span></text:p>
      <text:p text:style-name="P13"><text:s text:c="10"/>});</text:p>
      <text:p text:style-name="P12"><text:span text:style-name="T8"><text:s text:c="4"/></text:span><text:span text:style-name="T1">&lt;/</text:span>script<text:span text:style-name="T1">&gt;</text:span></text:p>
      <text:p text:style-name="P12"><text:span text:style-name="T8"><text:s text:c="4"/></text:span><text:span text:style-name="T1">&lt;</text:span>div<text:span text:style-name="T8"> </text:span><text:span text:style-name="T14">ng-app</text:span><text:span text:style-name="T1">="initExample"</text:span><text:span text:style-name="T8"> </text:span><text:span text:style-name="T14">ng-controller</text:span><text:span text:style-name="T1">="controleur"&gt;</text:span></text:p>
      <text:p text:style-name="P12"><text:span text:style-name="T8"><text:s text:c="8"/></text:span><text:span text:style-name="T1">&lt;</text:span>button<text:span text:style-name="T8"> </text:span><text:span text:style-name="T14">ng-click</text:span><text:span text:style-name="T1">="fetchData()"&gt;</text:span><text:span text:style-name="T8">Données</text:span><text:span text:style-name="T1">&lt;/</text:span>button<text:span text:style-name="T1">&gt;</text:span></text:p>
      <text:p text:style-name="P12"><text:span text:style-name="T8"><text:s text:c="8"/></text:span><text:span text:style-name="T1">&lt;</text:span>table<text:span text:style-name="T1">&gt;</text:span></text:p>
      <text:p text:style-name="P12"><text:span text:style-name="T8"><text:s text:c="12"/></text:span><text:span text:style-name="T1">&lt;</text:span>caption<text:span text:style-name="T1">&gt;</text:span><text:span text:style-name="T12">{{</text:span><text:span text:style-name="T16">list.length</text:span><text:span text:style-name="T12">}}</text:span><text:span text:style-name="T8"> Musicien</text:span><text:span text:style-name="T1">&lt;/</text:span>caption<text:span text:style-name="T1">&gt;</text:span></text:p>
      <text:p text:style-name="P12"><text:span text:style-name="T8"><text:s text:c="12"/></text:span><text:span text:style-name="T1">&lt;</text:span>tr<text:span text:style-name="T1">&gt;</text:span></text:p>
      <text:p text:style-name="P12"><text:span text:style-name="T8"><text:s text:c="16"/></text:span><text:span text:style-name="T1">&lt;</text:span>th<text:span text:style-name="T1">&gt;</text:span><text:span text:style-name="T8">Nom</text:span><text:span text:style-name="T1">&lt;/</text:span>th<text:span text:style-name="T1">&gt;</text:span></text:p>
      <text:p text:style-name="P12"><text:span text:style-name="T8"><text:s text:c="16"/></text:span><text:span text:style-name="T1">&lt;</text:span>th<text:span text:style-name="T1">&gt;</text:span><text:span text:style-name="T8">Prénom</text:span><text:span text:style-name="T1">&lt;/</text:span>th<text:span text:style-name="T1">&gt;</text:span></text:p>
      <text:p text:style-name="P12"><text:span text:style-name="T8"><text:s text:c="12"/></text:span><text:span text:style-name="T1">&lt;/</text:span>tr<text:span text:style-name="T1">&gt;</text:span></text:p>
      <text:p text:style-name="P12"><text:span text:style-name="T8"><text:s text:c="12"/></text:span><text:span text:style-name="T1">&lt;</text:span>tr<text:span text:style-name="T8"> </text:span><text:span text:style-name="T14">ng-repeat</text:span><text:span text:style-name="T1">="article in list"&gt;</text:span></text:p>
      <text:p text:style-name="P12"><text:span text:style-name="T8"><text:s text:c="16"/></text:span><text:span text:style-name="T1">&lt;</text:span>td<text:span text:style-name="T1">&gt;</text:span><text:span text:style-name="T12">{{</text:span><text:span text:style-name="T16">article.Nom_Musicien</text:span><text:span text:style-name="T12">}}</text:span><text:span text:style-name="T1">&lt;/</text:span>td<text:span text:style-name="T1">&gt;</text:span></text:p>
      <text:p text:style-name="P12"><text:span text:style-name="T8"><text:s text:c="16"/></text:span><text:span text:style-name="T1">&lt;</text:span>td<text:span text:style-name="T1">&gt;</text:span><text:span text:style-name="T12">{{</text:span><text:span text:style-name="T16">article.Prenom_Musicien</text:span><text:span text:style-name="T12">}}</text:span><text:span text:style-name="T1">&lt;/</text:span>td<text:span text:style-name="T1">&gt;</text:span></text:p>
      <text:p text:style-name="P12"><text:span text:style-name="T8"><text:s text:c="12"/></text:span><text:span text:style-name="T1">&lt;/</text:span>tr<text:span text:style-name="T1">&gt;</text:span></text:p>
      <text:p text:style-name="P12"><text:span text:style-name="T8"><text:s text:c="8"/></text:span><text:span text:style-name="T1">&lt;/</text:span>table<text:span text:style-name="T1">&gt;</text:span></text:p>
      <text:p text:style-name="P12"><text:span text:style-name="T8"><text:s text:c="4"/></text:span><text:span text:style-name="T1">&lt;/</text:span>div<text:span text:style-name="T1">&gt;</text:span></text:p>
      <text:p text:style-name="P12"><text:span text:style-name="T1">&lt;/</text:span>body<text:span text:style-name="T1">&gt;</text:span></text:p>
      <text:p text:style-name="P12"><text:span text:style-name="T2">&lt;/</text:span><text:span text:style-name="T7">html</text:span><text:span text:style-name="T2">&gt;</text:span></text:p>
      <text:p text:style-name="P9">Exercice <text:span text:style-name="T57">6</text:span> : <text:span text:style-name="T56">Enregistrez les ingrédients de votre recette dans un fichier json et chargez dynamiquement votre fichier via un appel Ajax AngularJS (certaines parties de votre page ne s'afficheront qu'après le chargement du fichier, pensez à utiliser </text:span><text:span text:style-name="T32">ng-</text:span><text:span text:style-name="T35">hide</text:span><text:span text:style-name="T34"> </text:span><text:span text:style-name="T46">ou</text:span><text:span text:style-name="T36"> n</text:span><text:span text:style-name="T32">g-</text:span><text:span text:style-name="T36">show</text:span><text:span text:style-name="T35"> </text:span><text:span text:style-name="T45">pour cela</text:span><text:span text:style-name="T56">). Tester avec une autre recette de votre choix (n'oubliez pas d'inclure un titre et le nombre de personnes pour chaque recette). Pour une api plus haut niveau, on pourra utiliser </text:span><text:span text:style-name="T37">$ressource</text:span><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0.011cm" fo:margin-right="0cm" fo:margin-top="0.353cm" fo:margin-bottom="0cm" style:contextual-spacing="false" fo:text-align="center" style:justify-single-word="false" fo:keep-together="always" fo:text-indent="0cm" style:auto-text-indent="false" fo:break-before="page" fo:keep-with-next="always"/>
      <style:text-properties fo:color="#4f81bd" style:font-name="Cambria" fo:font-family="Cambria" style:font-family-generic="roman" style:font-pitch="variable" fo:font-size="13pt" fo:font-weight="bold" style:font-size-asian="13pt" style:font-weight-asian="bold" style:font-name-complex="FreeSans" style:font-family-complex="Free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501cm" fo:margin-right="0cm" fo:margin-top="0.353cm" fo:margin-bottom="0cm" style:contextual-spacing="false" fo:keep-together="always" fo:text-indent="0cm" style:auto-text-indent="false" fo:keep-with-next="always"/>
      <style:text-properties fo:color="#4f81bd" style:font-name="Cambria" fo:font-family="Cambria" style:font-family-generic="roman" style:font-pitch="variable" fo:font-weight="bold" style:font-weight-asian="bold" style:font-name-complex="FreeSans" style:font-family-complex="FreeSans" style:font-family-generic-complex="system" style:font-pitch-complex="variable" style:font-weight-complex="bold"/>
    </style:style>
    <style:style style:name="Code" style:family="paragraph" style:parent-style-name="Standard" style:default-outline-level="">
      <style:paragraph-properties fo:margin-left="1cm" fo:margin-right="0.501cm" fo:margin-top="0.035cm" fo:margin-bottom="0.035cm" style:contextual-spacing="false" fo:line-height="100%" fo:text-align="start" style:justify-single-word="false" fo:text-indent="0cm" style:auto-text-indent="false" fo:padding-left="0.141cm" fo:padding-right="0.141cm" fo:padding-top="0.035cm" fo:padding-bottom="0.035cm" fo:border="0.51pt solid #00000a"/>
      <style:text-properties style:font-name="Courier New" fo:font-family="'Courier New'" style:font-family-generic="roman" style:font-pitch="variable" fo:font-size="9pt" fo:language="en" fo:country="US" style:font-size-asian="9pt" style:font-name-complex="Consolas" style:font-family-complex="Consolas" style:font-family-generic-complex="system" style:font-pitch-complex="variable" style:font-size-complex="9.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08:33:25.165315501</meta:creation-date>
    <dc:date>2015-04-17T15:53:48.214086000</dc:date>
    <meta:editing-duration>PT5H2M17S</meta:editing-duration>
    <meta:editing-cycles>59</meta:editing-cycles>
    <meta:generator>LibreOffice/4.1.5.3$MacOSX_x86 LibreOffice_project/1c1366bba2ba2b554cd2ca4d87c06da81c05d24</meta:generator>
    <meta:document-statistic meta:table-count="0" meta:image-count="0" meta:object-count="0" meta:page-count="4" meta:paragraph-count="207" meta:word-count="772" meta:character-count="7743" meta:non-whitespace-character-count="5606"/>
  </office:meta>
</office:document-meta>
</file>